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3400000276C2A6CE5F6084FAA9.png" manifest:media-type="image/png"/>
  <manifest:file-entry manifest:full-path="Pictures/10000000000005480000027F383EBB848CDEBBA2.png" manifest:media-type="image/png"/>
  <manifest:file-entry manifest:full-path="Pictures/100000010000053A0000027552608A3B7D6CF8D9.png" manifest:media-type="image/png"/>
  <manifest:file-entry manifest:full-path="Pictures/10000000000005520000027E8CD4E5FD420560BD.png" manifest:media-type="image/png"/>
  <manifest:file-entry manifest:full-path="Pictures/100000000000053E0000027B65B2F3C630681E4D.png" manifest:media-type="image/png"/>
  <manifest:file-entry manifest:full-path="Pictures/1000000100000537000002788D70ACC2445DC09B.png" manifest:media-type="image/png"/>
  <manifest:file-entry manifest:full-path="Pictures/100000000000053E00000283ED1A304DE8AFB671.png" manifest:media-type="image/png"/>
  <manifest:file-entry manifest:full-path="Pictures/100000000000053B00000275EA3F20DCFC74935A.png" manifest:media-type="image/png"/>
  <manifest:file-entry manifest:full-path="Pictures/100000000000053E0000027707642D8E2FF7E60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draw:frame draw:style-name="gr1" draw:text-style-name="P1" draw:layer="layout" svg:width="27.999cm" svg:height="13.242cm" svg:x="0.001cm" svg:y="1.4cm">
          <draw:image xlink:href="Pictures/100000000000053400000276C2A6CE5F6084FAA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draw:frame draw:style-name="gr1" draw:text-style-name="P1" draw:layer="layout" svg:width="27.999cm" svg:height="13.161cm" svg:x="0cm" svg:y="1.5cm">
          <draw:image xlink:href="Pictures/100000010000053A0000027552608A3B7D6CF8D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draw:frame draw:style-name="gr1" draw:text-style-name="P1" draw:layer="layout" svg:width="27.999cm" svg:height="13.254cm" svg:x="0cm" svg:y="1.346cm">
          <draw:image xlink:href="Pictures/1000000100000537000002788D70ACC2445DC09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draw:frame draw:style-name="gr1" draw:text-style-name="P1" draw:layer="layout" svg:width="27.999cm" svg:height="13.414cm" svg:x="0.001cm" svg:y="1.1cm">
          <draw:image xlink:href="Pictures/100000000000053E00000283ED1A304DE8AFB67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draw:frame draw:style-name="gr1" draw:text-style-name="P1" draw:layer="layout" svg:width="27.999cm" svg:height="13.247cm" svg:x="0cm" svg:y="1.253cm">
          <draw:image xlink:href="Pictures/100000000000053E0000027B65B2F3C630681E4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draw:frame draw:style-name="gr1" draw:text-style-name="P1" draw:layer="layout" svg:width="27.999cm" svg:height="13.114cm" svg:x="0cm" svg:y="1.4cm">
          <draw:image xlink:href="Pictures/10000000000005520000027E8CD4E5FD420560B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0">
        <draw:frame draw:style-name="gr1" draw:text-style-name="P1" draw:layer="layout" svg:width="27.999cm" svg:height="13.232cm" svg:x="0.001cm" svg:y="1.268cm">
          <draw:image xlink:href="Pictures/10000000000005480000027F383EBB848CDEBB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draw:frame draw:style-name="gr1" draw:text-style-name="P1" draw:layer="layout" svg:width="27.999cm" svg:height="13.151cm" svg:x="0cm" svg:y="1.5cm">
          <draw:image xlink:href="Pictures/100000000000053B00000275EA3F20DCFC7493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draw:frame draw:style-name="gr1" draw:text-style-name="P1" draw:layer="layout" svg:width="27.999cm" svg:height="13.164cm" svg:x="0.001cm" svg:y="1.336cm">
          <draw:image xlink:href="Pictures/100000000000053E0000027707642D8E2FF7E60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4T08:32:27.454000000</meta:creation-date>
    <dc:date>2023-05-04T08:38:38.644000000</dc:date>
    <meta:editing-duration>PT6M10S</meta:editing-duration>
    <meta:editing-cycles>5</meta:editing-cycles>
    <meta:generator>LibreOffice/7.4.2.3$Windows_X86_64 LibreOffice_project/382eef1f22670f7f4118c8c2dd222ec7ad009daf</meta:generator>
    <meta:document-statistic meta:object-count="48"/>
  </office:meta>
</office:document-meta>
</file>